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have found an abandoned starship. Shall you investigate the wreckage?</text:p>
      <text:list xml:id="list3669018816170952364" text:style-name="L1">
        <text:list-item>
          <text:p text:style-name="P1">Yes:</text:p>
          <text:list>
            <text:list-item>
              <text:p text:style-name="P1">You pull up close to the abandoned star ship. Its blast shield appears completely eaten through, either, from a plasma bolt, or something else</text:p>
              <text:list>
                <text:list-item>
                  <text:p text:style-name="P1">Investigate further</text:p>
                  <text:list>
                    <text:list-item>
                      <text:p text:style-name="P1">Upon closer inspection, you notice the ship's life support systems are still active. You see a life-form, floating within the cockpit. They appear unconscious</text:p>
                      <text:list>
                        <text:list-item>
                          <text:p text:style-name="P1">Bring life-form onto ship</text:p>
                          <text:list>
                            <text:list-item>
                              <text:p text:style-name="P1">You bring the life-form onto your ship. Shortly afterwards they come to life. They identify themselves as a refugee from the galactic war. They request your aid</text:p>
                              <text:list>
                                <text:list-item>
                                  <text:p text:style-name="P1">Help...in return for payment</text:p>
                                  <text:list>
                                    <text:list-item>
                                      <text:p text:style-name="P1">The refugee has little to give you, but they will offer you 5 scrap in exchange for passage to a distant star system</text:p>
                                    </text:list-item>
                                  </text:list>
                                </text:list-item>
                                <text:list-item>
                                  <text:p text:style-name="P1">Repair their ship (-X scrap)</text:p>
                                  <text:list>
                                    <text:list-item>
                                      <text:p text:style-name="P1">With a bit of time (and some scrap) you are able to return their ship to working order. They are extremely grateful. They ask for a </text:p>
                                    </text:list-item>
                                  </text:list>
                                </text:list-item>
                                <text:list-item>
                                  <text:p text:style-name="P1">Eject them into deep spac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ave</text:p>
                          <text:list>
                            <text:list-item>
                              <text:p text:style-name="P1">Space is a cold place that preys upon the charitable. You leave the lifeform to their fat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Get out of there:</text:p>
                  <text:list>
                    <text:list-item>
                      <text:p text:style-name="P1">Your instincts tell you that this might not be a safe place. You quickly leave</text:p>
                      <text:list>
                        <text:list-item>
                          <text:p text:style-name="P1">END</text:p>
                        </text:list-item>
                      </text:list>
                    </text:list-item>
                    <text:list-item>
                      <text:p text:style-name="P1">As you turn to leave, a group of ships comes out of hyperspace, training their cannons on your ship</text:p>
                      <text:list>
                        <text:list-item>
                          <text:p text:style-name="P1">Battle (gray faction)</text:p>
                        </text:list-item>
                      </text:list>
                    </text:list-item>
                    <text:list-item>
                      <text:p text:style-name="P1">As you turn to leave, the ship begins to activate and fire upon you!</text:p>
                      <text:list>
                        <text:list-item>
                          <text:p text:style-name="P1">Battle (unknown faction)</text:p>
                        </text:list-item>
                      </text:list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  <text:list-item>
          <text:p text:style-name="P1">No:</text:p>
          <text:list>
            <text:list-item>
              <text:p text:style-name="P1">Fortune favors the cautious. You leave.</text:p>
            </text:list-item>
            <text:list-item>
              <text:p text:style-name="P1">Abandoned ships are bad omens. You leave before ending up as another ship lost in space.</text:p>
            </text:list-item>
            <text:list-item>
              <text:p text:style-name="P1">Curiosity can get you killed. You leave.</text:p>
            </text:list-item>
          </text:list>
        </text:list-item>
        <text:list-item>
          <text:p text:style-name="P1">Target Practice:</text:p>
          <text:list>
            <text:list-item>
              <text:p text:style-name="P1">You line up the ship in your sights, and with a volley of fire, turn the space junk into finer pieces of space junk</text:p>
            </text:list-item>
            <text:list-item>
              <text:p text:style-name="P1">You line up the ship in your sights, and with quick bursts of fire, knock off the left wing, the right wing, and some top armor plating in that order</text:p>
            </text:list-item>
            <text:list-item>
              <text:p text:style-name="P1">You line up the ship in your sights, and with a single shot, pierce its engine core. The ship disintegrates in a nuclear explosion</text:p>
            </text:list-item>
            <text:list-item>
              <text:p text:style-name="P1">You line up the ship in your sights, and fire two shots that bounce off the ships hull. Decent shots, but not what you were expecting.</text:p>
            </text:list-item>
            <text:list-item>
              <text:p text:style-name="P1">You fire a volley of shots at the ship...and somehow manage to miss with all of them. You decide to leave before</text:p>
            </text:list-item>
          </text:list>
        </text:list-item>
      </text:list>
      <text:p text:style-name="Standard"/>
      <text:p text:style-name="Standard"><text:soft-page-break/>Your ship shuts down completely. Out in front of you, you see...something...shifting...</text:p>
      <text:list xml:id="list7075854393965970010" text:style-name="L2">
        <text:list-item>
          <text:p text:style-name="P2">Attempt to restart your ship</text:p>
          <text:list>
            <text:list-item>
              <text:p text:style-name="P2">You waste no time in restarting your ship. As soon as your systems are online you put a full star system between you and that...thing</text:p>
              <text:list>
                <text:list-item>
                  <text:p text:style-name="P2">END</text:p>
                </text:list-item>
              </text:list>
            </text:list-item>
          </text:list>
        </text:list-item>
        <text:list-item>
          <text:p text:style-name="P2">Wait</text:p>
          <text:list>
            <text:list-item>
              <text:p text:style-name="P2">The form shifts and moves closer to your ship. It feels you with unease...</text:p>
              <text:list>
                <text:list-item>
                  <text:p text:style-name="P2">Wait</text:p>
                  <text:list>
                    <text:list-item>
                      <text:p text:style-name="P2">The form shifts yet again as it moves even closer. Your feel your ship begin to vibrate.</text:p>
                      <text:list>
                        <text:list-item>
                          <text:p text:style-name="P2">Wait</text:p>
                          <text:list>
                            <text:list-item>
                              <text:p text:style-name="P2">The form fills your view into space, still shifting...you begin to hear...whispering? It fills you with dread.</text:p>
                              <text:list>
                                <text:list-item>
                                  <text:p text:style-name="P2">Wait</text:p>
                                  <text:list>
                                    <text:list-item>
                                      <text:p text:style-name="P2">You make out a single word: “Prepare.” The whispering stops as space returns to normal. You discover a Mysterious Stone is now in your possession. END</text:p>
                                    </text:list-item>
                                    <text:list-item>
                                      <text:p text:style-name="P2">The walls of your ship begin to shift as the whispering turns to chanting. A flash of purple light temporarily blinds you before you find yourself in the vacuum, your ship nowhere to be found. END DEATH</text:p>
                                    </text:list-item>
                                  </text:list>
                                </text:list-item>
                                <text:list-item>
                                  <text:p text:style-name="P2">Restar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Attempt to restart your ship (see above)</text:p>
                </text:list-item>
              </text:list>
            </text:list-item>
          </text:list>
        </text:list-item>
      </text:list>
      <text:p text:style-name="Standard"/>
      <text:p text:style-name="Standard">You run into an Oracle. They offer you a glimpse into your fate...for a price</text:p>
      <text:list xml:id="list597765073319270405" text:style-name="L3">
        <text:list-item>
          <text:p text:style-name="P3">Accept (-X Scrap)</text:p>
          <text:list>
            <text:list-item>
              <text:p text:style-name="P3">If Mysterious Stone possessed: Not all Gifts are cherished when received. While you have one you must have 3. Talk to those who can See. Make sure to show them hospitality</text:p>
            </text:list-item>
            <text:list-item>
              <text:p text:style-name="P3">If Refugee rescued: A kind soul is hard to find in a galaxy this cold. Riches lie deep in space untold. When given the chance, do <text:span text:style-name="T1">not</text:span> take the gold.</text:p>
            </text:list-item>
            <text:list-item>
              <text:p text:style-name="P3">If third visit: Ah, I see, a friend of my kin. In exchange for your scrap, I shall give you a map. Beware Those who sleep in the Din. (Deep space map acquired)</text:p>
            </text:list-item>
            <text:list-item>
              <text:p text:style-name="P3">Else: General Tips</text:p>
              <text:list>
                <text:list-item>
                  <text:p text:style-name="P3">Red and Blue in constant war. Their fight will continue evermore. Unless a ship can tip the scales, blood will spill without fail.</text:p>
                </text:list-item>
                <text:list-item>
                  <text:p text:style-name="P3">Woe to those that the Gray find. To all but might and coin they are blind. Reason to them is pearl before swine.</text:p>
                </text:list-item>
                <text:list-item>
                  <text:p text:style-name="P3">Yellow ships that drip with gold. Possess a wealth to life untold. Yet money is power; beware the bold.</text:p>
                </text:list-item>
                <text:list-item>
                  <text:p text:style-name="P3">In space, no one can hear you scream. Prepare yourself, or face death's gleam.</text:p>
                </text:list-item>
                <text:list-item>
                  <text:p text:style-name="P3">If you strike, strike hard and true. For those you attack will come after you.</text:p>
                </text:list-item>
                <text:list-item>
                  <text:p text:style-name="P3">While history is filled with the bold and the brave, none of that matters if one does not save.</text:p>
                </text:list-item>
              </text:list>
            </text:list-item>
          </text:list>
        </text:list-item>
        <text:list-item>
          <text:p text:style-name="P3">Decline</text:p>
          <text:list>
            <text:list-item>
              <text:p text:style-name="P3">You have seen this scam before, and you won't fall for it again. You leave</text:p>
            </text:list-item>
            <text:list-item>
              <text:p text:style-name="P3">Slight of hand and vague statements are for the weak-minded, not you. You leave</text:p>
            </text:list-item>
            <text:list-item>
              <text:p text:style-name="P3"><text:soft-page-break/></text:p>
            </text:list-item>
          </text:list>
        </text:list-item>
      </text:list>
      <text:p text:style-name="Standard"/>
      <text:p text:style-name="Standard">Ships allied with the (non-Gray) Faction block your path. They say that ships come under fire in these parts, but they will happily escort you through...for a price</text:p>
      <text:list xml:id="list2579332676076220937" text:style-name="L4">
        <text:list-item>
          <text:p text:style-name="P4">Accept (-X Scrap)</text:p>
          <text:list>
            <text:list-item>
              <text:p text:style-name="P4">You give them their payment, and the ships escort you through this section of space without incident.</text:p>
            </text:list-item>
          </text:list>
        </text:list-item>
        <text:list-item>
          <text:p text:style-name="P4">Decline</text:p>
          <text:list>
            <text:list-item>
              <text:p text:style-name="P4">You decline their offer. Not 5 minutes later, some Gray Faction ships block your path!</text:p>
              <text:list>
                <text:list-item>
                  <text:p text:style-name="P4">Battle</text:p>
                </text:list-item>
              </text:list>
            </text:list-item>
          </text:list>
        </text:list-item>
      </text:list>
      <text:p text:style-name="Standard"/>
      <text:p text:style-name="Standard">Based on Faction affinity:</text:p>
      <text:list xml:id="list1820950896851121678" text:style-name="L5">
        <text:list-item>
          <text:p text:style-name="P5">Some X Faction ships jump out of hyperspace. Upon seeing you, they immediately fire upon you!</text:p>
          <text:list>
            <text:list-item>
              <text:p text:style-name="P5">Battle</text:p>
            </text:list-item>
            <text:list-item>
              <text:p text:style-name="P5">Ask for Assistance (gets help from one or more faction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osevelt Boyland III</meta:initial-creator>
    <meta:creation-date>2020-12-17T23:37:01.10</meta:creation-date>
    <dc:date>2020-12-18T02:02:13.59</dc:date>
    <dc:creator>Roosevelt Boyland III</dc:creator>
    <meta:editing-duration>PT2H25M9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3" meta:paragraph-count="71" meta:word-count="977" meta:character-count="5055"/>
  </office:meta>
</office:document-meta>
</file>